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5pt" style:font-size-asian="5pt" style:font-size-complex="5pt"/>
    </style:style>
    <style:style style:name="P2" style:family="paragraph" style:parent-style-name="Preformatted_20_Text">
      <style:paragraph-properties fo:text-align="start" style:justify-single-word="false"/>
      <style:text-properties fo:font-size="5pt" fo:font-weight="bold" style:font-size-asian="5pt" style:font-weight-asian="bold" style:font-size-complex="5pt" style:font-weight-complex="bold"/>
    </style:style>
    <style:style style:name="T1" style:family="text">
      <style:text-properties officeooo:rsid="00005153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e sudoku c'est</text:p>
      <text:p text:style-name="P1"/>
      <text:p text:style-name="P1"><text:tab/>//<text:span text:style-name="T1">déclaration</text:span> des constantes</text:p>
      <text:p text:style-name="P1"><text:tab/>constante entier NB_LIGNE := 9;</text:p>
      <text:p text:style-name="P1"><text:tab/>constante entier NB_COLONNE := 9;</text:p>
      <text:p text:style-name="P1"><text:tab/>constante entier VIDE := 0;</text:p>
      <text:p text:style-name="P1"><text:tab/>constante entier FAUX := 0;</text:p>
      <text:p text:style-name="P1"><text:tab/>constante entier VRAI := 1;</text:p>
      <text:p text:style-name="P1"><text:tab/></text:p>
      <text:p text:style-name="P1"><text:tab/>//prototypes des fonctions et procédures</text:p>
      <text:p text:style-name="P1"><text:tab/>procédure extractionGrilleSud(entF fichierSud : fichier, sortF grilleSud : tableau[NB_LIGNE][NB_COLONNE] de entier, sortF valFixes : tableau[NB_LIGNE][NB_COLONNE]);</text:p>
      <text:p text:style-name="P1"><text:tab/>procédure afficheGrille(entF grille : tableau[NB_LIGNE][NB_COLONNE] de entier);</text:p>
      <text:p text:style-name="P1"><text:tab/>fonction rechercheZero(entF grille : tableau[NB_LIGNE][NB_COLONNE] de entier) délivre entier;</text:p>
      <text:p text:style-name="P1"><text:tab/>procédure demandeSaisies(entF valFixes : tableau[NB_LIGNE][NB_COLONNE] de entier, sortF ligne : entier, sortF colonne : entier, sortF valeur : entier);</text:p>
      <text:p text:style-name="P1"><text:tab/>procédure modifGrille(entF/sortF grille : tableau[NB_LIGNE][NB_COLONNE] de entier, entF ligne : entier, entF colonne : entier, entF valeur : entier);</text:p>
      <text:p text:style-name="P1"><text:tab/>fonction verifGrille(entF grille : tableau[NB_LIGNE][NB_COLONNE] de entier) délivre entier;</text:p>
      <text:p text:style-name="P1"/>
      <text:p text:style-name="P1"><text:tab/>début</text:p>
      <text:p text:style-name="P1"><text:tab/><text:tab/>//declaration des variables</text:p>
      <text:p text:style-name="P1"><text:tab/><text:tab/>fichierSud : fichier;</text:p>
      <text:p text:style-name="P1"><text:tab/><text:tab/>grille : tableau[NB_LIGNE][NB_COLONNE] de entier;</text:p>
      <text:p text:style-name="P1"><text:tab/><text:tab/>valFixes : tableau[NB_LIGNE][NB_COLONNE] de entier;</text:p>
      <text:p text:style-name="P1"><text:tab/><text:tab/>colonne, ligne, valeur : entier;</text:p>
      <text:p text:style-name="P1"><text:tab/><text:tab/></text:p>
      <text:p text:style-name="P1"><text:tab/><text:tab/>//extraction de la grille .sud</text:p>
      <text:p text:style-name="P1"><text:tab/><text:tab/>procédure extractionGrilleSud(entE fichierSud : fichier, sortE grille : tableau[NB_LIGNE][NB_COLONNE] de entier, sortE valFixes : tableau[NB_LIGNE][NB_COLONNE]);</text:p>
      <text:p text:style-name="P1"/>
      <text:p text:style-name="P1"><text:tab/><text:tab/>//affichage de lancement de partie</text:p>
      <text:p text:style-name="P1"><text:tab/><text:tab/>ecrire("0 = Case Vide");</text:p>
      <text:p text:style-name="P1"><text:tab/><text:tab/>afficheGrille(entE grille : tableau[NB_LIGNE][NB_COLONNE] de entier);</text:p>
      <text:p text:style-name="P1"><text:tab/><text:tab/></text:p>
      <text:p text:style-name="P1"><text:tab/><text:tab/>//remplissage de la grille par le joueur</text:p>
      <text:p text:style-name="P1"><text:tab/><text:tab/>faire</text:p>
      <text:p text:style-name="P1"><text:tab/><text:tab/><text:tab/>demandeSaisies(entE valFixes : tableau[NB_LIGNE][NB_COLONNE] de entier, sortE ligne : entier, sortE colonne : entier, sortE valeur : entier);</text:p>
      <text:p text:style-name="P1"><text:tab/><text:tab/><text:tab/>modifGrille(entE/sortE grille : tableau[NB_LIGNE][NB_COLONNE] de entier, entE ligne : entier, entE colonne : entier, entE valeur : entier);</text:p>
      <text:p text:style-name="P1"><text:tab/><text:tab/><text:tab/>afficheGrille(entE grille : tableau[NB_LIGNE][NB_COLONNE] de entier);</text:p>
      <text:p text:style-name="P1"><text:tab/><text:tab/><text:tab/>rechercheZero(entE grille : tableau[NB_LIGNE][NB_COLONNE] de entier);</text:p>
      <text:p text:style-name="P1"><text:tab/><text:tab/>tant que (rechercheZero(entE grille : tableau[NB_LIGNE][NB_COLONNE] de entier) == VRAI);</text:p>
      <text:p text:style-name="P1"/>
      <text:p text:style-name="P1"><text:tab/><text:tab/>//verification du remplissage de la grille</text:p>
      <text:p text:style-name="P1"><text:tab/><text:tab/>si (verifGrille(entE grille : tableau[NB_LIGNE][NB_COLONNE] de entier) délivre entier == FAUX) alors</text:p>
      <text:p text:style-name="P1"><text:tab/><text:tab/><text:tab/>ecrire("La grille n’est pas correctement remplie");</text:p>
      <text:p text:style-name="P1"><text:tab/><text:tab/><text:tab/>faire</text:p>
      <text:p text:style-name="P1"><text:tab/><text:tab/><text:tab/><text:tab/>demandeSaisies(entE valFixes : tableau[NB_LIGNE][NB_COLONNE] de entier, sortE ligne : entier, sortE colonne : entier, sortE valeur : entier);</text:p>
      <text:p text:style-name="P1"><text:tab/><text:tab/><text:tab/><text:tab/>modifGrille(entE/sortE grille : tableau[NB_LIGNE][NB_COLONNE] de entier, entE ligne : entier, entE colonne : entier, entE valeur : entier);</text:p>
      <text:p text:style-name="P1"><text:tab/><text:tab/><text:tab/><text:tab/>afficheGrille(entE grille : tableau[NB_LIGNE][NB_COLONNE] de entier);</text:p>
      <text:p text:style-name="P1"><text:tab/><text:tab/><text:tab/><text:tab/>verifGrille(entE grille : tableau[NB_LIGNE][NB_COLONNE] de entier);</text:p>
      <text:p text:style-name="P1"><text:tab/><text:tab/><text:tab/>tant que (verifGrille(entE grille : tableau[NB_LIGNE][NB_COLONNE] de entier) == FAUX);</text:p>
      <text:p text:style-name="P1"><text:tab/><text:tab/></text:p>
      <text:p text:style-name="P1"><text:tab/><text:tab/>//message de fin de jeu</text:p>
      <text:p text:style-name="P1"><text:tab/><text:tab/>sinon</text:p>
      <text:p text:style-name="P1"><text:tab/><text:tab/><text:tab/>ecrire("Félicitation ! Vous avez compléter la grille");</text:p>
      <text:p text:style-name="P1"><text:tab/><text:tab/>finsi</text:p>
      <text:p text:style-name="P1"><text:tab/>fin</text:p>
      <text:p text:style-name="P1"/>
      <text:p text:style-name="P1">#########################################################################################</text:p>
      <text:p text:style-name="P1"/>
      <text:p text:style-name="P2">Fiches de spécification des fonctions :</text:p>
      <text:p text:style-name="P1"/>
      <text:p text:style-name="P1"><text:tab/><text:span text:style-name="T2">fonction</text:span> rechercheZero</text:p>
      <text:p text:style-name="P1"><text:tab/>verifie si il reste des 0 dans la grille de sudoku</text:p>
      <text:p text:style-name="P1"/>
      <text:p text:style-name="P1"><text:tab/><text:span text:style-name="T2">paramètre</text:span></text:p>
      <text:p text:style-name="P1"><text:tab/>grille(entrée) : tableau[][] de entier, grille de sudoku</text:p>
      <text:p text:style-name="P1"/>
      <text:p text:style-name="P1"><text:tab/><text:span text:style-name="T2">résultat</text:span></text:p>
      <text:p text:style-name="P1"><text:tab/>entier, 1 si il reste des 0 dans la grille et 0 dans le cas contraire</text:p>
      <text:p text:style-name="P1"/>
      <text:p text:style-name="P1">""""""""""""""""""""""""""""""""""""""""""""""""""""""""""""""""""""""""""""""""""""""""""</text:p>
      <text:p text:style-name="P1"/>
      <text:p text:style-name="P1"><text:tab/><text:span text:style-name="T2">fonction</text:span> verifGrille</text:p>
      <text:p text:style-name="P1"><text:tab/>verifie si la grille est correctement remplie</text:p>
      <text:p text:style-name="P1"/>
      <text:p text:style-name="P1"><text:tab/><text:span text:style-name="T2">paramètre</text:span></text:p>
      <text:p text:style-name="P1"><text:tab/>grille(entrée) : tableau[][] de entier, grille de sudoku</text:p>
      <text:p text:style-name="P1"/>
      <text:p text:style-name="P1"><text:tab/><text:span text:style-name="T2">résultat</text:span></text:p>
      <text:p text:style-name="P1"><text:tab/>entier, 1 si la grille est remplie correctement et 0 dans le cas contraire</text:p>
      <text:p text:style-name="P1"/>
      <text:p text:style-name="P1">#########################################################################################</text:p>
      <text:p text:style-name="P1"/>
      <text:p text:style-name="P2">Fiches de spécification des procédures :</text:p>
      <text:p text:style-name="P1"/>
      <text:p text:style-name="P1"><text:tab/><text:span text:style-name="T2">procédure</text:span> extractionGrilleSud</text:p>
      <text:p text:style-name="P1"><text:tab/>extrait les données d'un fichier .sud et les mets dans un tableau</text:p>
      <text:p text:style-name="P1"/>
      <text:p text:style-name="P1"><text:tab/><text:span text:style-name="T2">paramètres</text:span></text:p>
      <text:p text:style-name="P1"><text:tab/>fichierSud(entrée) : fichier, fichier .sud contenant la grille de départ</text:p>
      <text:p text:style-name="P1"><text:tab/>grille(sortie) : tableau[][] de entier, grille de sudoku</text:p>
      <text:p text:style-name="P1"><text:tab/>valFixes(sortie) : tableau[][] de entier, grille de départ</text:p>
      <text:p text:style-name="P1"/>
      <text:p text:style-name="P1">""""""""""""""""""""""""""""""""""""""""""""""""""""""""""""""""""""""""""""""""""""""""""</text:p>
      <text:p text:style-name="P1"/>
      <text:p text:style-name="P1"><text:tab/><text:span text:style-name="T2">procédure</text:span> afficheGrille</text:p>
      <text:p text:style-name="P1"><text:tab/>affiche la grille de sudoku</text:p>
      <text:p text:style-name="P1"/>
      <text:p text:style-name="P1"><text:tab/><text:span text:style-name="T2">paramètre</text:span></text:p>
      <text:p text:style-name="P1"><text:tab/>grille(sortie) : tableau[][], grille de sudoku</text:p>
      <text:p text:style-name="P1"/>
      <text:p text:style-name="P1">""""""""""""""""""""""""""""""""""""""""""""""""""""""""""""""""""""""""""""""""""""""""""</text:p>
      <text:p text:style-name="P1"/>
      <text:p text:style-name="P1"><text:tab/><text:span text:style-name="T2">procédure</text:span> demandeSaisies</text:p>
      <text:p text:style-name="P1"><text:tab/>demande à l'utilisateur de saisir la colonne, la ligne et la valeur a insérer(avec contrôle de saisie et vérification des valeurs fixes)</text:p>
      <text:p text:style-name="P1"/>
      <text:p text:style-name="P1"><text:tab/><text:span text:style-name="T2">paramètres</text:span></text:p>
      <text:p text:style-name="P1"><text:tab/>valFixes(entrée) : tableau[][] de entier, grille de départ</text:p>
      <text:p text:style-name="P1"><text:tab/>ligne(sortie) : entier, numéro de la ligne de la grille</text:p>
      <text:p text:style-name="P1"><text:tab/>colonne(sortie) : entier, numéro de la colonne de la grille</text:p>
      <text:p text:style-name="P1"><text:tab/>valeur(sortie) : entier, valeur à insérer dans la grille</text:p>
      <text:p text:style-name="P1"/>
      <text:p text:style-name="P1">""""""""""""""""""""""""""""""""""""""""""""""""""""""""""""""""""""""""""""""""""""""""""</text:p>
      <text:p text:style-name="P1"/>
      <text:p text:style-name="P1"><text:tab/><text:span text:style-name="T2">procédure</text:span> modifGrille</text:p>
      <text:p text:style-name="P1"><text:tab/>modifie la grille de sudoku</text:p>
      <text:p text:style-name="P1"/>
      <text:p text:style-name="P1"><text:tab/><text:span text:style-name="T2">paramètres</text:span></text:p>
      <text:p text:style-name="P1"><text:tab/>grille(entrée/sortie) : tableau[][] de entier, grille de sudoku</text:p>
      <text:p text:style-name="P1"><text:tab/>ligne(entrée) : entier, numéro de la ligne de la grille </text:p>
      <text:p text:style-name="P1"><text:tab/>colonne(entrée) : entier, numéro de la colonne de la grille</text:p>
      <text:p text:style-name="P1"><text:tab/>valeur(entrée) : entier, valeur à insérer dans la gril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056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4T15:09:43.514000000</dc:date>
    <meta:editing-duration>PT4M39S</meta:editing-duration>
    <meta:editing-cycles>1</meta:editing-cycles>
    <meta:document-statistic meta:table-count="0" meta:image-count="0" meta:object-count="0" meta:page-count="1" meta:paragraph-count="94" meta:word-count="587" meta:character-count="5069" meta:non-whitespace-character-count="4437"/>
    <meta:generator>LibreOffice/7.0.1.2$Windows_X86_64 LibreOffice_project/7cbcfc562f6eb6708b5ff7d7397325de9e764452</meta:generator>
  </office:meta>
</office:document-meta>
</file>